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text-properties fo:font-size="18pt" fo:font-weight="bold" officeooo:rsid="000a9182" officeooo:paragraph-rsid="000a9182" style:font-size-asian="15.75pt" style:font-weight-asian="bold" style:font-size-complex="18pt" style:font-weight-complex="bold"/>
    </style:style>
    <style:style style:name="P2" style:family="paragraph" style:parent-style-name="Standard">
      <style:paragraph-properties fo:line-height="200%" fo:break-before="page"/>
      <style:text-properties fo:font-size="18pt" fo:font-weight="bold" officeooo:rsid="000a9182" officeooo:paragraph-rsid="000a9182" style:font-size-asian="15.75pt" style:font-weight-asian="bold" style:font-size-complex="18pt" style:font-weight-complex="bold"/>
    </style:style>
    <style:style style:name="P3" style:family="paragraph" style:parent-style-name="Standard">
      <style:paragraph-properties fo:line-height="200%"/>
      <style:text-properties fo:font-size="18pt" fo:font-weight="bold" officeooo:rsid="000b25ca" officeooo:paragraph-rsid="000b25ca" style:font-size-asian="18pt" style:font-weight-asian="bold" style:font-size-complex="18pt" style:font-weight-complex="bold"/>
    </style:style>
    <style:style style:name="P4" style:family="paragraph" style:parent-style-name="Standard">
      <style:paragraph-properties fo:line-height="200%"/>
      <style:text-properties fo:font-size="12pt" fo:font-weight="normal" officeooo:rsid="000a9182" officeooo:paragraph-rsid="000a9182" style:font-size-asian="10.5pt" style:font-weight-asian="normal" style:font-size-complex="12pt" style:font-weight-complex="normal"/>
    </style:style>
    <style:style style:name="P5" style:family="paragraph" style:parent-style-name="Standard">
      <style:paragraph-properties fo:line-height="200%"/>
      <style:text-properties fo:font-size="12pt" fo:font-weight="normal" officeooo:rsid="000b25ca" officeooo:paragraph-rsid="000b25ca" style:font-size-asian="10.5pt" style:font-weight-asian="normal" style:font-size-complex="12pt" style:font-weight-complex="normal"/>
    </style:style>
    <style:style style:name="P6" style:family="paragraph" style:parent-style-name="Standard" style:list-style-name="L1">
      <style:paragraph-properties fo:line-height="200%"/>
      <style:text-properties fo:font-size="12pt" fo:font-weight="normal" officeooo:rsid="000a9182" officeooo:paragraph-rsid="000a9182" style:font-size-asian="10.5pt" style:font-weight-asian="normal" style:font-size-complex="12pt" style:font-weight-complex="normal"/>
    </style:style>
    <style:style style:name="P7" style:family="paragraph" style:parent-style-name="Standard" style:list-style-name="L2">
      <style:paragraph-properties fo:line-height="200%"/>
      <style:text-properties fo:font-size="12pt" fo:font-weight="normal" officeooo:rsid="000a9182" officeooo:paragraph-rsid="000a9182" style:font-size-asian="10.5pt" style:font-weight-asian="normal" style:font-size-complex="12pt" style:font-weight-complex="normal"/>
    </style:style>
    <style:style style:name="P8" style:family="paragraph" style:parent-style-name="Standard" style:list-style-name="L4">
      <style:paragraph-properties fo:line-height="200%"/>
      <style:text-properties fo:font-size="12pt" fo:font-weight="normal" officeooo:rsid="000a9182" officeooo:paragraph-rsid="000a9182" style:font-size-asian="10.5pt" style:font-weight-asian="normal" style:font-size-complex="12pt" style:font-weight-complex="normal"/>
    </style:style>
    <style:style style:name="P9" style:family="paragraph" style:parent-style-name="Standard" style:list-style-name="L5">
      <style:paragraph-properties fo:line-height="200%"/>
      <style:text-properties fo:font-size="12pt" fo:font-weight="normal" officeooo:rsid="000a9182" officeooo:paragraph-rsid="000a9182" style:font-size-asian="10.5pt" style:font-weight-asian="normal" style:font-size-complex="12pt" style:font-weight-complex="normal"/>
    </style:style>
    <style:style style:name="P10" style:family="paragraph" style:parent-style-name="Standard" style:list-style-name="L3">
      <style:paragraph-properties fo:line-height="200%"/>
      <style:text-properties fo:font-size="12pt" fo:font-weight="normal" officeooo:rsid="000e4a33" officeooo:paragraph-rsid="000e4a33" style:font-size-asian="10.5pt" style:font-weight-asian="normal" style:font-size-complex="12pt" style:font-weight-complex="normal"/>
    </style:style>
    <style:style style:name="P11" style:family="paragraph" style:parent-style-name="Standard" style:list-style-name="L5">
      <style:paragraph-properties fo:line-height="200%"/>
      <style:text-properties fo:font-size="12pt" fo:font-weight="normal" officeooo:rsid="000e4a33" officeooo:paragraph-rsid="000e4a33" style:font-size-asian="10.5pt" style:font-weight-asian="normal" style:font-size-complex="12pt" style:font-weight-complex="normal"/>
    </style:style>
    <style:style style:name="P12" style:family="paragraph" style:parent-style-name="Standard" style:list-style-name="L3">
      <style:paragraph-properties fo:line-height="200%"/>
      <style:text-properties fo:font-size="12pt" fo:font-weight="normal" officeooo:rsid="000b25ca" officeooo:paragraph-rsid="000b25ca" style:font-size-asian="10.5pt" style:font-weight-asian="normal" style:font-size-complex="12pt" style:font-weight-complex="normal"/>
    </style:style>
    <style:style style:name="P13" style:family="paragraph" style:parent-style-name="Standard" style:list-style-name="L5">
      <style:paragraph-properties fo:line-height="200%"/>
      <style:text-properties fo:font-size="12pt" fo:font-weight="normal" officeooo:rsid="000b64f2" officeooo:paragraph-rsid="000b64f2" style:font-size-asian="10.5pt" style:font-weight-asian="normal" style:font-size-complex="12pt" style:font-weight-complex="normal"/>
    </style:style>
    <style:style style:name="P14" style:family="paragraph" style:parent-style-name="Standard" style:list-style-name="L4">
      <style:paragraph-properties fo:line-height="200%"/>
      <style:text-properties fo:font-size="12pt" fo:font-weight="normal" officeooo:rsid="000a9182" officeooo:paragraph-rsid="000a9182" style:font-size-asian="12pt" style:font-weight-asian="normal" style:font-size-complex="12pt" style:font-weight-complex="normal"/>
    </style:style>
    <style:style style:name="P15" style:family="paragraph" style:parent-style-name="Standard">
      <style:paragraph-properties fo:line-height="200%"/>
      <style:text-properties fo:font-size="12pt" fo:font-style="normal" fo:font-weight="normal" officeooo:rsid="000b25ca" officeooo:paragraph-rsid="000b25ca"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b64f2"/>
    </style:style>
    <style:style style:name="T4" style:family="text">
      <style:text-properties officeooo:rsid="000e4a3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his program will accomplish</text:p>
      <text:p text:style-name="P4">This program will help the user to create daily entries by giving them a random prompt for them to answer every day. This prompt, as well as the user’s response will then be saved to a text file.</text:p>
      <text:p text:style-name="P1">Program inputs</text:p>
      <text:list text:style-name="L1">
        <text:list-item>
          <text:p text:style-name="P6">User-Input (For storing the user’s journal entry): string</text:p>
        </text:list-item>
        <text:list-item>
          <text:p text:style-name="P6">Save-File-Name (For storing the filename to save the journal entry): string</text:p>
        </text:list-item>
        <text:list-item>
          <text:p text:style-name="P6">Load-File-Name (For storing the filename to load the journal entry): string</text:p>
        </text:list-item>
        <text:list-item>
          <text:p text:style-name="P6">User-Choice (For storing the user’s menu selection): string OR int</text:p>
        </text:list-item>
      </text:list>
      <text:p text:style-name="P1">Program outputs</text:p>
      <text:list text:style-name="L2">
        <text:list-item>
          <text:p text:style-name="P7">Current-Prompt (For storing a randomly chosen prompt to show the user): string</text:p>
        </text:list-item>
        <text:list-item>
          <text:p text:style-name="P7">Display-Entries (Will display all journal entries for the user to see): function</text:p>
        </text:list-item>
        <text:list-item>
          <text:p text:style-name="P7">‘File “path/to/file” was successfully loaded!’ (Will be displayed upon load of a journal file)</text:p>
        </text:list-item>
        <text:list-item>
          <text:p text:style-name="P7">‘File “path/to/file” was successfully saved!’ (Will be displayed upon save of a journal file)</text:p>
        </text:list-item>
        <text:list-item>
          <text:p text:style-name="P7">“Are you sure you would like to exit? Your changes will not be saved. y/n” (Prompts the user if they haven’t saved yet)</text:p>
        </text:list-item>
      </text:list>
      <text:p text:style-name="P1">End of the Program</text:p>
      <text:p text:style-name="P4">The end of this program will be when the user chooses the “Exit” option from the menu, and has either saved, or chosen to discard their journal entries.</text:p>
      <text:p text:style-name="P2">Classes and Attributes</text:p>
      <text:list text:style-name="L3">
        <text:list-item>
          <text:p text:style-name="P10">Journal</text:p>
          <text:list>
            <text:list-item>
              <text:p text:style-name="P12">list Entries</text:p>
            </text:list-item>
          </text:list>
        </text:list-item>
      </text:list>
      <text:list text:style-name="L4">
        <text:list-item>
          <text:p text:style-name="P14">Journal-Entry</text:p>
          <text:list>
            <text:list-item>
              <text:p text:style-name="P14">string Prompt</text:p>
            </text:list-item>
            <text:list-item>
              <text:p text:style-name="P14">string Response</text:p>
            </text:list-item>
            <text:list-item>
              <text:p text:style-name="P14">string Date</text:p>
            </text:list-item>
          </text:list>
        </text:list-item>
        <text:list-item>
          <text:p text:style-name="P8">Journal-Prompts</text:p>
          <text:list>
            <text:list-item>
              <text:p text:style-name="P8">list Prompt</text:p>
            </text:list-item>
          </text:list>
        </text:list-item>
      </text:list>
      <text:p text:style-name="P1">Class Behaviors (Methods)</text:p>
      <text:list text:style-name="L5">
        <text:list-item>
          <text:p text:style-name="P9">Journal-Entry</text:p>
          <text:list>
            <text:list-item>
              <text:p text:style-name="P9">Display (Displays the Prompt, User input, and date)</text:p>
            </text:list-item>
          </text:list>
        </text:list-item>
        <text:list-item>
          <text:p text:style-name="P9">Journal-Prompts</text:p>
          <text:list>
            <text:list-item>
              <text:p text:style-name="P9">Random-Prompt (Chooses a random prompt from the list)</text:p>
            </text:list-item>
          </text:list>
        </text:list-item>
        <text:list-item>
          <text:p text:style-name="P11">Journal</text:p>
          <text:list>
            <text:list-item>
              <text:p text:style-name="P13">Save(File-Name)</text:p>
            </text:list-item>
            <text:list-item>
              <text:p text:style-name="P13">Load(File-Name)</text:p>
            </text:list-item>
            <text:list-item>
              <text:p text:style-name="P13">Add(Journal-Entry)</text:p>
            </text:list-item>
          </text:list>
        </text:list-item>
      </text:list>
      <text:p text:style-name="P3">Saving/Loading</text:p>
      <text:p text:style-name="P5"><text:tab/>The inputs for saving and loading will be almost the exact same: prompting the user for a filename. <text:span text:style-name="T3">However, depending on which choice the user made, the program will either call </text:span><text:span text:style-name="T4">Journal</text:span><text:span text:style-name="T3">.Save(File-Name); to save, or </text:span><text:span text:style-name="T4">Journal</text:span><text:span text:style-name="T3">.Load(File-Name); to load.</text:span></text:p>
      <text:p text:style-name="P3">Prompt Generation</text:p>
      <text:p text:style-name="P5"><text:soft-page-break/><text:tab/>The prompt generation will have a list of prompts, and a list of indexes. The prompt list is self-explanatory, but the list of indexes will store the indexes for the last 5 or 6 prompts to prevent duplicating the same prompt multiple times.</text:p>
      <text:p text:style-name="P5"><text:tab/>Every time the Journal-Prompts.Random-Prompt(); method is used, the method will chose a random number between 1 and however long the list of prompts is. Once it has chosen a random number, it will check if that number is in the list of indexes. If not, the index chosen randomly will be used to prompt the user from the prompt list. If the random index <text:span text:style-name="T1">is </text:span><text:span text:style-name="T2">on the index list, then it will pick another random number and start over.</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2T07:19:11.915000000</meta:creation-date>
    <dc:date>2023-01-13T20:41:11.791000000</dc:date>
    <meta:editing-duration>PT8H16M7S</meta:editing-duration>
    <meta:editing-cycles>7</meta:editing-cycles>
    <meta:generator>LibreOffice/7.4.3.2$Windows_X86_64 LibreOffice_project/1048a8393ae2eeec98dff31b5c133c5f1d08b890</meta:generator>
    <meta:document-statistic meta:table-count="0" meta:image-count="0" meta:object-count="0" meta:page-count="3" meta:paragraph-count="38" meta:word-count="423" meta:character-count="2473" meta:non-whitespace-character-count="2110"/>
  </office:meta>
</office:document-meta>
</file>